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dc6a0" officeooo:paragraph-rsid="000dc6a0"/>
    </style:style>
    <style:style style:name="P2" style:family="paragraph" style:parent-style-name="Text_20_body">
      <style:paragraph-properties fo:margin-left="0.4902in" fo:margin-right="0in" fo:text-indent="0in" style:auto-text-indent="false"/>
      <style:text-properties officeooo:rsid="000dc6a0" officeooo:paragraph-rsid="00111271"/>
    </style:style>
    <style:style style:name="P3" style:family="paragraph" style:parent-style-name="Text_20_body" style:list-style-name="L1">
      <style:text-properties officeooo:rsid="000dc6a0" officeooo:paragraph-rsid="00111271"/>
    </style:style>
    <style:style style:name="P4" style:family="paragraph" style:parent-style-name="Text_20_body" style:list-style-name="L1">
      <style:text-properties officeooo:rsid="000dc6a0" officeooo:paragraph-rsid="000dc6a0"/>
    </style:style>
    <style:style style:name="P5" style:family="paragraph" style:parent-style-name="Text_20_body" style:list-style-name="L1">
      <style:text-properties officeooo:rsid="000f9d1b" officeooo:paragraph-rsid="000f9d1b"/>
    </style:style>
    <style:style style:name="P6" style:family="paragraph" style:parent-style-name="Text_20_body" style:list-style-name="L1">
      <style:text-properties officeooo:rsid="0011be67" officeooo:paragraph-rsid="0011be67"/>
    </style:style>
    <style:style style:name="P7" style:family="paragraph" style:parent-style-name="Text_20_body">
      <style:paragraph-properties fo:margin-left="0.4902in" fo:margin-right="0in" fo:text-indent="0in" style:auto-text-indent="false"/>
      <style:text-properties officeooo:rsid="0011be67" officeooo:paragraph-rsid="0011be67"/>
    </style:style>
    <style:style style:name="P8" style:family="paragraph" style:parent-style-name="Text_20_body">
      <style:paragraph-properties fo:margin-left="0.4902in" fo:margin-right="0in" fo:text-indent="0in" style:auto-text-indent="false"/>
      <style:text-properties officeooo:rsid="001243d1" officeooo:paragraph-rsid="001243d1"/>
    </style:style>
    <style:style style:name="P9" style:family="paragraph" style:parent-style-name="Text_20_body">
      <style:paragraph-properties fo:margin-left="0.4902in" fo:margin-right="0in" fo:text-indent="0in" style:auto-text-indent="false"/>
      <style:text-properties officeooo:rsid="00126c44" officeooo:paragraph-rsid="00126c44"/>
    </style:style>
    <style:style style:name="P10" style:family="paragraph" style:parent-style-name="Text_20_body">
      <style:paragraph-properties fo:margin-left="0.4902in" fo:margin-right="0in" fo:margin-top="0in" fo:margin-bottom="0.1in" style:contextual-spacing="true" fo:text-indent="0in" style:auto-text-indent="false">
        <style:tab-stops/>
      </style:paragraph-properties>
      <style:text-properties style:font-name="DejaVu Sans Mono" fo:font-size="10pt" officeooo:rsid="001243d1" officeooo:paragraph-rsid="001243d1" style:font-size-asian="10pt" style:font-size-complex="10pt"/>
    </style:style>
    <style:style style:name="P11" style:family="paragraph" style:parent-style-name="Text_20_body">
      <style:paragraph-properties fo:margin-left="0.4902in" fo:margin-right="0in" fo:margin-top="0in" fo:margin-bottom="0.1in" style:contextual-spacing="true" fo:text-indent="0in" style:auto-text-indent="false">
        <style:tab-stops/>
      </style:paragraph-properties>
      <style:text-properties style:font-name="DejaVu Sans Mono" fo:font-size="10pt" officeooo:rsid="001243d1" officeooo:paragraph-rsid="00126c44" style:font-size-asian="10pt" style:font-size-complex="10pt"/>
    </style:style>
    <style:style style:name="P12" style:family="paragraph" style:parent-style-name="Text_20_body">
      <style:paragraph-properties fo:margin-left="0.4902in" fo:margin-right="0in" fo:margin-top="0in" fo:margin-bottom="0.1in" style:contextual-spacing="true" fo:text-indent="0in" style:auto-text-indent="false">
        <style:tab-stops/>
      </style:paragraph-properties>
      <style:text-properties style:font-name="DejaVu Sans Mono" fo:font-size="10pt" officeooo:rsid="00126c44" officeooo:paragraph-rsid="00126c44" style:font-size-asian="10pt" style:font-size-complex="10pt"/>
    </style:style>
    <style:style style:name="P13" style:family="paragraph" style:parent-style-name="Heading_20_1">
      <style:text-properties officeooo:rsid="000dc6a0" officeooo:paragraph-rsid="000dc6a0"/>
    </style:style>
    <style:style style:name="T1" style:family="text">
      <style:text-properties officeooo:rsid="00111271"/>
    </style:style>
    <style:style style:name="T2" style:family="text">
      <style:text-properties officeooo:rsid="001243d1"/>
    </style:style>
    <style:style style:name="T3" style:family="text">
      <style:text-properties officeooo:rsid="00126c4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Upgrading from IBX 1.4.x</text:h>
      <text:p text:style-name="P1">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d the legacy Firebird API.</text:p>
      <text:p text:style-name="P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1">When migrating an existing IBX 1.4.x application to IBX 2.0.0 most use<text:span text:style-name="T1">r</text:span>s will need only to recompile against the upgraded package. However, advanced users may need to make changes due to the following incompatibilities:</text:p>
      <text:list xml:id="list2807913756063725179" text:style-name="L1">
        <text:list-item>
          <text:p text:style-name="P3">The IBIntf, IBCodePage and IBXConst units have been removed from the package. Uses clauses that use IBIntf or IBXConst should be replaced with use of the “IB” unit. This is now part of the fbintf package and <text:span text:style-name="T1">which </text:span>provides the Firebird (Pascal) API including all constants and type definitions associated with it. </text:p>
        </text:list-item>
      </text:list>
      <text:p text:style-name="P2">IBCodePage was an internal unit providing the mapping between Firebird Character sets and code pages. Equivalent functionality is now provided by the Firebird (Pascal) API.</text:p>
      <text:list xml:id="list161901430172263" text:continue-numbering="true" text:style-name="L1">
        <text:list-item>
          <text:p text:style-name="P4">Any use of the IBHeader unit should be replaced with use of the IB unit. If there is a resulting compile time error <text:span text:style-name="T1">after this is done</text:span> then the reason is probably due to a dependency on <text:span text:style-name="T1">the </text:span>legacy Firebird API. IBHeader still exists but it <text:span text:style-name="T1">contains</text:span> the definition of the legacy API and any dependency on it implies a <text:span text:style-name="T1">potential </text:span>problem <text:span text:style-name="T1">when IBX </text:span>us<text:span text:style-name="T1">es</text:span> the new Firebird 3 API. Any such dependency should be identified and replaced with the equivalent functionality provided by the <text:s/>Firebird (Pascal) API defined in the IB unit.</text:p>
        </text:list-item>
        <text:list-item>
          <text:p text:style-name="P5">The TIBSQL property SQLType has been renamed to SQLStatementType. The version roll has been taken advantage of to remove a potentially ambiguous property name. The property name is also used by the input and output metadata to define SQL data types.</text:p>
        </text:list-item>
        <text:list-item>
          <text:p text:style-name="P6">Automatic transaction start /Commit is restricted to design time in IBX 2. This may affect some simple uses of IBX with a single dataset on a form and no explicit transaction management.</text:p>
        </text:list-item>
      </text:list>
      <text:p text:style-name="P7">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2">t</text:span>ly perform a transaction completion.</text:p>
      <text:p text:style-name="P7">There could also be problems when explicit transaction start is used ,as the programmer needs to make sure that the transaction was started before any datasets were accessed. Otherwise, unexpected results could ensue.</text:p>
      <text:p text:style-name="P8">On the other hand, it is a valuable feature at design time, allowing a dataset to be opened and its data displayed in the IDE.</text:p>
      <text:p text:style-name="P7"><text:soft-page-break/>If your application relied upon automatic starting/completion of transactions, the simplest way to restore this behaviour is to update the dataset<text:span text:style-name="T2">'</text:span>s BeforeOpen and AfterClose <text:span text:style-name="T2">event handlers as illustrated beflow:</text:span></text:p>
      <text:p text:style-name="P10">procedure TForm1.IBDataSet1BeforeOpen(Sender: T<text:span text:style-name="T3">D</text:span>ataSet);</text:p>
      <text:p text:style-name="P10">begin</text:p>
      <text:p text:style-name="P10"><text:s text:c="2"/><text:span text:style-name="T3">with (Sender as TIBCustomDataSet).Transaction do</text:span></text:p>
      <text:p text:style-name="P10"><text:s text:c="4"/><text:span text:style-name="T3">if not InTransaction then StartTransaction;</text:span></text:p>
      <text:p text:style-name="P10">…</text:p>
      <text:p text:style-name="P12">end;</text:p>
      <text:p text:style-name="P9">and</text:p>
      <text:p text:style-name="P11">procedure TForm1.IBDataSet1<text:span text:style-name="T3">AfterClose</text:span>(Sender: T<text:span text:style-name="T3">D</text:span>ataSet);</text:p>
      <text:p text:style-name="P11">begin</text:p>
      <text:p text:style-name="P11"><text:s text:c="2"/>…</text:p>
      <text:p text:style-name="P11"><text:s text:c="2"/><text:span text:style-name="T3">with (Sender as TIBCustomDataSet).Transaction do</text:span></text:p>
      <text:p text:style-name="P11"><text:s text:c="4"/><text:span text:style-name="T3">if InTransaction then Commit;</text:span></text:p>
      <text:p text:style-name="P12">end;</text:p>
      <text:p text:style-name="P9">If your application has more than one dataset on the form then the above should be added to the first one that is opened (active property set to true). This dataset should also be the last one closed (active set to fa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6-11-09T14:26:37.898146538</meta:creation-date>
    <dc:date>2016-11-11T16:19:00.042362341</dc:date>
    <dc:creator>Tony Whyman</dc:creator>
    <meta:editing-duration>PT46M</meta:editing-duration>
    <meta:editing-cycles>6</meta:editing-cycles>
    <meta:generator>LibreOffice/4.2.8.2$Linux_X86_64 LibreOffice_project/420m0$Build-2</meta:generator>
    <meta:document-statistic meta:table-count="0" meta:image-count="0" meta:object-count="0" meta:page-count="2" meta:paragraph-count="27" meta:word-count="650" meta:character-count="4068" meta:non-whitespace-character-count="3433"/>
  </office:meta>
</office:document-meta>
</file>